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background-color="#ffff0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12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13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style:font-size-asian="14pt" style:font-size-complex="14pt" style:font-style-complex="italic"/>
    </style:style>
    <style:style style:name="T5" style:family="text">
      <style:text-properties fo:text-transform="uppercase"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ПРОТОКОЛ ___</text:p>
      <text:p text:style-name="P7">заседания диссертационного совета ___ШИФР_СОВЕТА___ РУДН</text:p>
      <text:p text:style-name="P4"/>
      <text:p text:style-name="P4">____________ 20__ г.</text:p>
      <text:p text:style-name="P5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7">д.м.н. Иванов И.И., д.м.н. Петров И.И. и т.д.</text:p>
      <text:p text:style-name="P3"><text:s/></text:p>
      <text:p text:style-name="P3"/>
      <text:p text:style-name="P3">ПРЕДСЕДАТЕЛЬСТВУЮЩИЙ: ФИО – председатель(заместитель) диссертационного совета</text:p>
      <text:p text:style-name="P3">СЕКРЕТАРЬ: ___Учсекретарь_И_О___ - ученый секретарь диссертационного совета</text:p>
      <text:p text:style-name="P3">ПОВЕСТКА ДНЯ: принятие диссертации (ФИО, «___Тема_диссертации___», ___ШИФР_СПЕЦ___ ___Название_научной_специальности___) к предварительному рассмотрению; назначение экспертной комиссии.</text:p>
      <text:p text:style-name="P6"/>
      <text:p text:style-name="P1"><text:span text:style-name="T3">СЛУШАЛИ</text:span><text:span text:style-name="T5">: </text:span></text:p>
      <text:p text:style-name="P7">- председательствующего с информацией о представленной диссертации;</text:p>
      <text:p text:style-name="P3">- сообщение ученого секретаря диссертационного совета о документах, имеющихся в аттестационном деле соискателя;</text:p>
      <text:p text:style-name="P9">- рассылка диссертации членам диссертационного совета с почты Управления делами РУДН (дата рассылки)</text:p>
      <text:p text:style-name="P3">ПОСТАНОВИЛИ:</text:p>
      <text:p text:style-name="P3">По результатам открытого голосования членов диссертационного совета </text:p>
      <text:p text:style-name="P3">(единогласно): </text:p>
      <text:p text:style-name="P3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8">- принять диссертацию к предварительному рассмотрению;</text:p>
      <text:p text:style-name="P8">- назначить экспертную комиссию для рассмотрения диссертации в составе:</text:p>
      <text:p text:style-name="P2"><text:span text:style-name="T2"><text:tab/>председатель - (</text:span><text:span text:style-name="T4">член диссертационного совета),</text:span><text:span text:style-name="T2"> <text:tab/>члены комиссии: </text:span></text:p>
      <text:p text:style-name="P8">(ФИО, ученая степень, ученое звание, должность, место работы);</text:p>
      <text:p text:style-name="P8">- экспертной комиссии подготовить заключение о возможности или невозможности принятия рассмотренной диссертации к защите; </text:p>
      <text:p text:style-name="P2"><text:span text:style-name="T2">- назначить дату заседания диссертационного совета по приему представленной диссертации к защите не позднее чем через четыре месяца со дня принятия ее к предварительному рассмотрению.</text:span><text:span text:style-name="T6"> <text:s/></text:span></text:p>
      <text:p text:style-name="P10"/>
      <text:p text:style-name="P10"/>
      <text:p text:style-name="P7">Председательствующий на заседании:<text:tab/> <text:s text:c="45"/>ФИО</text:p>
      <text:p text:style-name="P13">Ученый секретарь диссертационного совета<text:tab/> <text:s text:c="7"/>___Учсекретарь_И_О___</text:p>
      <text:p text:style-name="P11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7:00</meta:creation-date>
    <dc:date>2025-10-19T02:14:19.538919442</dc:date>
    <meta:print-date>2017-12-14T20:26:00</meta:print-date>
    <meta:editing-cycles>13</meta:editing-cycles>
    <meta:editing-duration>PT1H43M47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6" meta:word-count="209" meta:character-count="1906" meta:non-whitespace-character-count="1656"/>
  </office:meta>
</office:document-meta>
</file>